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2.089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92in"/>
    </style:style>
    <style:style style:name="co6" style:family="table-column">
      <style:table-column-properties fo:break-before="auto" style:column-width="3.2264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3" style:family="table-cell" style:parent-style-name="Default">
      <style:table-cell-properties fo:border-bottom="0.0008in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1022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1022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table:number-columns-repeated="1022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table:number-columns-repeated="2"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Wildernes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merchant ambush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office:value-type="string">
            <text:p>mage_apprentice</text:p>
          </table:table-cell>
          <table:table-cell office:value-type="string">
            <text:p>Apprentice hardship</text:p>
          </table:table-cell>
          <table:table-cell office:value-type="string">
            <text:p>mage apprentice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office:value-type="string">
            <text:p>corrupted_water</text:p>
          </table:table-cell>
          <table:table-cell office:value-type="string">
            <text:p>Corrupted water</text:p>
          </table:table-cell>
          <table:table-cell table:style-name="Default" office:value-type="string">
            <text:p>Ukllmswwik</text:p>
          </table:table-cell>
          <table:table-cell office:value-type="string">
            <text:p>Find the source of the water corruption</text:p>
          </table:table-cell>
          <table:table-cell office:value-type="string">
            <text:p>unlocks corruptions ?</text:p>
          </table:table-cell>
          <table:table-cell table:number-columns-repeated="1019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06/27/2010</text:date>, <text:time>01:0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4-28T18:09:09</meta:creation-date>
    <dc:date>2010-06-27T01:01:02</dc:date>
    <meta:editing-duration>PT10H36M49S</meta:editing-duration>
    <meta:editing-cycles>20</meta:editing-cycles>
    <meta:generator>OpenOffice.org/3.1$Linux OpenOffice.org_project/310m19$Build-9420</meta:gener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